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wiss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style:font-name="Times New Roman" style:font-name-complex="Times New Roman" fo:color="#339933" fo:font-size="14pt" style:font-size-asian="14pt" style:font-size-complex="14pt"/>
    </style:style>
    <style:style style:name="P3" style:parent-style-name="Standard" style:family="paragraph">
      <style:text-properties style:font-name="Times New Roman" style:font-name-complex="Times New Roman" fo:color="#339933" fo:font-size="14pt" style:font-size-asian="14pt" style:font-size-complex="14pt"/>
    </style:style>
    <style:style style:name="P4" style:parent-style-name="Standard" style:family="paragraph">
      <style:text-properties style:font-name="Times New Roman" style:font-name-complex="Times New Roman" fo:color="#339933" fo:font-size="14pt" style:font-size-asian="14pt" style:font-size-complex="14pt"/>
    </style:style>
    <style:style style:name="P5" style:parent-style-name="Standard" style:family="paragraph">
      <style:text-properties style:font-name="Times New Roman" style:font-name-complex="Times New Roman" fo:color="#339933" fo:font-size="14pt" style:font-size-asian="14pt" style:font-size-complex="14pt"/>
    </style:style>
    <style:style style:name="P6" style:parent-style-name="Standard" style:family="paragraph">
      <style:text-properties style:font-name="Times New Roman" style:font-name-complex="Times New Roman" fo:color="#339933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 fo:language="en" fo:country="US"/>
    </style:style>
    <style:style style:name="T9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 fo:language="en" fo:country="US"/>
    </style:style>
    <style:style style:name="T11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/>
    </style:style>
    <style:style style:name="P12" style:parent-style-name="Standard" style:family="paragraph">
      <style:text-properties style:font-name="Times New Roman" style:font-name-complex="Times New Roman" fo:color="#009900" fo:font-size="14pt" style:font-size-asian="14pt" style:font-size-complex="14pt"/>
    </style:style>
    <style:style style:name="P13" style:parent-style-name="Standard" style:family="paragraph">
      <style:text-properties style:font-name="Times New Roman" style:font-name-complex="Times New Roman" fo:color="#009900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 fo:language="en" fo:country="US"/>
    </style:style>
    <style:style style:name="P16" style:parent-style-name="Standard" style:family="paragraph">
      <style:text-properties style:font-name="Times New Roman" style:font-name-complex="Times New Roman" fo:color="#009900" fo:font-size="14pt" style:font-size-asian="14pt" style:font-size-complex="14pt" fo:language="en" fo:country="US"/>
    </style:style>
    <style:style style:name="T17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 fo:language="en" fo:country="US"/>
    </style:style>
    <style:style style:name="T20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color="#009900" fo:font-size="14pt" style:font-size-asian="14pt" style:font-size-complex="14pt" fo:language="en" fo:country="US"/>
    </style:style>
    <style:style style:name="P24" style:parent-style-name="Standard" style:family="paragraph">
      <style:text-properties style:font-name="Times New Roman" style:font-name-complex="Times New Roman" fo:color="#FF0000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 fo:language="en" fo:country="US"/>
    </style:style>
    <style:style style:name="P27" style:parent-style-name="Standard" style:family="paragraph">
      <style:text-properties style:font-name="Times New Roman" style:font-name-complex="Times New Roman" fo:color="#FF0000" fo:font-size="14pt" style:font-size-asian="14pt" style:font-size-complex="14pt" fo:language="en" fo:country="US"/>
    </style:style>
    <style:style style:name="T28" style:parent-style-name="Основнойшрифтабзаца" style:family="text">
      <style:text-properties style:font-name="Times New Roman" style:font-name-complex="Times New Roman" fo:color="#00B050" fo:font-size="14pt" style:font-size-asian="14pt" style:font-size-complex="14pt"/>
    </style:style>
  </office:automatic-styles>
  <office:body>
    <office:text text:use-soft-page-breaks="true">
      <text:p text:style-name="P1">Подготовка среды:</text:p>
      <text:p text:style-name="P2">- установил gulp</text:p>
      <text:p text:style-name="P3">- установил Smart-grid</text:p>
      <text:p text:style-name="P4">- установил gulp-less</text:p>
      <text:p text:style-name="P5">- установил browserSync</text:p>
      <text:p text:style-name="P6">- настроить пути с переменными</text:p>
      <text:p text:style-name="Standard"><text:span text:style-name="T7">- настроить<text:s/></text:span><text:span text:style-name="T8">watch</text:span><text:span text:style-name="T9">-ер на<text:s/></text:span><text:span text:style-name="T10">js</text:span><text:span text:style-name="T11"><text:s/>файлы</text:span></text:p>
      <text:p text:style-name="P12">- сделать .reset();</text:p>
      <text:p text:style-name="P13">- файлы *.less раздели на</text:p>
      <text:p text:style-name="Standard"><text:span text:style-name="T14"><text:s text:c="8"/></text:span><text:span text:style-name="T15">fonts.less</text:span></text:p>
      <text:p text:style-name="P16"><text:s text:c="8"/>var.less</text:p>
      <text:p text:style-name="Standard"><text:span text:style-name="T17"><text:s text:c="8"/>first.less<text:s/></text:span><text:span text:style-name="T18">и</text:span><text:span text:style-name="T19"><text:s/></text:span><text:span text:style-name="T20">т</text:span><text:span text:style-name="T21">.</text:span><text:span text:style-name="T22">д</text:span><text:span text:style-name="T23">.</text:span></text:p>
      <text:p text:style-name="P24">подключить<text:s/></text:p>
      <text:p text:style-name="Standard"><text:span text:style-name="T25"><text:tab/>-<text:s/></text:span><text:span text:style-name="T26">minify</text:span></text:p>
      <text:p text:style-name="P27"><text:tab/>-concat</text:p>
      <text:p text:style-name="Standard"><text:span text:style-name="T28">- расставить breakPoint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wiss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OMAN</meta:initial-creator>
    <dc:creator>ROMAN</dc:creator>
    <meta:creation-date>2018-11-27T22:21:00Z</meta:creation-date>
    <dc:date>2018-11-30T06:20:00Z</dc:date>
    <meta:template xlink:href="Normal" xlink:type="simple"/>
    <meta:editing-cycles>4</meta:editing-cycles>
    <meta:editing-duration>PT11400S</meta:editing-duration>
    <meta:document-statistic meta:page-count="1" meta:paragraph-count="1" meta:word-count="49" meta:character-count="331" meta:row-count="2" meta:non-whitespace-character-count="283"/>
  </office:meta>
</office:document-meta>
</file>